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_33__20_Dashes_20_3_20_Dots_20__28_var_29_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32cm" fo:min-width="3.818cm" fo:padding-top="0.139cm" fo:padding-bottom="0.139cm" fo:padding-left="0.264cm" fo:padding-right="0.264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width="0.035cm" draw:stroke-linejoin="miter" draw:fill="solid" draw:fill-color="#ffffff"/>
    </style:style>
    <style:style style:name="gr15" style:family="graphic" style:parent-style-name="objectwithoutfill">
      <style:graphic-properties draw:stroke="dash" draw:stroke-dash="Line_20_Style_20_9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dash" draw:stroke-dash="Line_20_Style_20_9" svg:stroke-width="0.028cm" svg:stroke-color="#000000" draw:marker-start-width="0.242cm" draw:marker-end-width="0.242cm" draw:fill-color="#ffffff" draw:textarea-horizontal-align="justify" draw:textarea-vertical-align="middle" draw:auto-grow-height="false" fo:min-height="1.02cm" fo:min-width="12.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8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svg:stroke-opacity="100%" draw:fill-color="#808080" draw:opacity="20%" draw:textarea-horizontal-align="justify" draw:textarea-vertical-align="middle" draw:auto-grow-height="false" fo:padding-top="0.142cm" fo:padding-bottom="0.142cm" fo:padding-left="0.267cm" fo:padding-right="0.267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.778cm" svg:y1="1.016cm" svg:x2="1.778cm" svg:y2="20.32cm">
          <text:p/>
        </draw:line>
        <draw:line draw:style-name="gr1" draw:layer="layout" svg:x1="17.526cm" svg:y1="1.016cm" svg:x2="17.526cm" svg:y2="20.32cm">
          <text:p/>
        </draw:line>
        <draw:line draw:style-name="gr1" draw:layer="layout" svg:x1="25.4cm" svg:y1="1.016cm" svg:x2="25.4cm" svg:y2="20.32cm">
          <text:p/>
        </draw:line>
        <draw:frame draw:style-name="gr2" draw:text-style-name="P1" draw:layer="layout" svg:width="1.778cm" svg:height="0.962cm" svg:x="1.016cm" svg:y="0.054cm">
          <draw:text-box>
            <text:p text:style-name="P1">UE </text:p>
          </draw:text-box>
        </draw:frame>
        <draw:frame draw:style-name="gr3" draw:text-style-name="P1" draw:layer="layout" svg:width="2.022cm" svg:height="1.673cm" svg:x="16.51cm" svg:y="0.105cm">
          <draw:text-box>
            <text:p text:style-name="P1">SN</text:p>
            <text:p text:style-name="P1"/>
          </draw:text-box>
        </draw:frame>
        <draw:frame draw:style-name="gr4" draw:text-style-name="P1" draw:layer="layout" svg:width="1.422cm" svg:height="0.962cm" svg:x="24.646cm" svg:y="0.182cm">
          <draw:text-box>
            <text:p text:style-name="P1">HN</text:p>
          </draw:text-box>
        </draw:frame>
        <draw:line draw:style-name="gr5" draw:layer="layout" svg:x1="9.83cm" svg:y1="8.994cm" svg:x2="1.872cm" svg:y2="8.998cm">
          <text:p/>
        </draw:line>
        <draw:line draw:style-name="gr6" draw:layer="layout" svg:x1="1.016cm" svg:y1="8.482cm" svg:x2="26.924cm" svg:y2="8.468cm">
          <text:p/>
        </draw:line>
        <draw:line draw:style-name="gr1" draw:layer="layout" svg:x1="9.84cm" svg:y1="1.016cm" svg:x2="9.906cm" svg:y2="20.32cm">
          <text:p/>
        </draw:line>
        <draw:frame draw:style-name="gr7" draw:text-style-name="P1" draw:layer="layout" svg:width="2.032cm" svg:height="1.673cm" svg:x="8.89cm" svg:y="0.154cm">
          <draw:text-box draw:corner-radius="2.286cm">
            <text:p text:style-name="P1">RAN</text:p>
            <text:p text:style-name="P1"/>
          </draw:text-box>
        </draw:frame>
        <draw:g>
          <svg:title>TexMaths</svg:title>
          <svg:desc>12§latex§$snid$§svg§600§TRUE§</svg:desc>
          <draw:polygon draw:style-name="gr8" draw:layer="layout" svg:width="0.816cm" svg:height="0.293cm" svg:x="5.175cm" svg:y="8.602cm" svg:viewBox="0 0 817 294" draw:points="408,294 0,294 0,0 817,0 817,294">
            <text:p/>
          </draw:polygon>
          <draw:path draw:style-name="gr9" draw:layer="layout" svg:width="0.155cm" svg:height="0.191cm" svg:x="5.197cm" svg:y="8.709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228cm" svg:height="0.191cm" svg:x="5.385cm" svg:y="8.709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5.638cm" svg:y="8.616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5.788cm" svg:y="8.602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E(IMSI||salt,e_{snid}),e_{snid}$§svg§600§TRUE§</svg:desc>
          <draw:polygon draw:style-name="gr8" draw:layer="layout" svg:width="4.894cm" svg:height="0.421cm" svg:x="3.477cm" svg:y="18.981cm" svg:viewBox="0 0 4895 422" draw:points="2448,422 0,422 0,0 4895,0 4895,422">
            <text:p/>
          </draw:polygon>
          <draw:path draw:style-name="gr9" draw:layer="layout" svg:width="0.306cm" svg:height="0.287cm" svg:x="3.493cm" svg:y="19.011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9" draw:layer="layout" svg:width="0.099cm" svg:height="0.421cm" svg:x="3.854cm" svg:y="18.981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96cm" svg:height="0.288cm" svg:x="3.991cm" svg:y="19.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423cm" svg:height="0.288cm" svg:x="4.213cm" svg:y="19.0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5cm" svg:height="0.307cm" svg:x="4.672cm" svg:y="19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9" draw:layer="layout" svg:width="0.196cm" svg:height="0.288cm" svg:x="4.947cm" svg:y="19.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017cm" svg:height="0.421cm" svg:x="5.201cm" svg:y="18.981cm" svg:viewBox="0 0 18 422" svg:d="M18 16c0-9 0-16-8-16-10 0-10 7-10 16v392c0 7 0 14 10 14 8 0 8-7 8-14z">
            <text:p/>
          </draw:path>
          <draw:path draw:style-name="gr9" draw:layer="layout" svg:width="0.017cm" svg:height="0.421cm" svg:x="5.319cm" svg:y="18.981cm" svg:viewBox="0 0 18 422" svg:d="M18 16c0-9 0-16-8-16-10 0-10 7-10 16v392c0 7 0 14 10 14 8 0 8-7 8-14z">
            <text:p/>
          </draw:path>
          <draw:path draw:style-name="gr9" draw:layer="layout" svg:width="0.155cm" svg:height="0.191cm" svg:x="5.408cm" svg:y="19.1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93cm" svg:height="0.191cm" svg:x="5.601cm" svg:y="19.1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09cm" svg:height="0.298cm" svg:x="5.825cm" svg:y="19.005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9" draw:layer="layout" svg:width="0.13cm" svg:height="0.269cm" svg:x="5.95cm" svg:y="19.034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049cm" svg:height="0.126cm" svg:x="6.129cm" svg:y="19.2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6.3cm" svg:y="19.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6.498cm" svg:y="19.2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6.65cm" svg:y="19.2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6.859cm" svg:y="19.1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6.982cm" svg:y="19.1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99cm" svg:height="0.421cm" svg:x="7.185cm" svg:y="18.981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049cm" svg:height="0.126cm" svg:x="7.362cm" svg:y="19.2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7.532cm" svg:y="19.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7.73cm" svg:y="19.2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7.881cm" svg:y="19.2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8.09cm" svg:y="19.1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8.214cm" svg:y="19.1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</draw:g>
        <draw:line draw:style-name="gr5" draw:layer="layout" svg:x1="1.778cm" svg:y1="19.54cm" svg:x2="9.846cm" svg:y2="19.54cm">
          <text:p/>
        </draw:line>
        <draw:line draw:style-name="gr10" draw:layer="layout" svg:x1="28cm" svg:y1="-2.54cm" svg:x2="0cm" svg:y2="-2.54cm">
          <text:p/>
        </draw:line>
        <draw:custom-shape draw:style-name="gr11" draw:text-style-name="P1" draw:layer="layout" svg:width="7.488cm" svg:height="1.282cm" svg:x="1.148cm" svg:y="17.3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if the UE has an  $e_{snid}$  with a \\
valid certificate or provisioned by HN
§svg§600§TRUE§</svg:desc>
          <draw:polygon draw:style-name="gr8" draw:layer="layout" svg:width="6.93cm" svg:height="0.881cm" svg:x="1.492cm" svg:y="17.567cm" svg:viewBox="0 0 6931 882" draw:points="3466,882 0,882 0,0 6931,0 6931,882">
            <text:p/>
          </draw:polygon>
          <draw:path draw:style-name="gr9" draw:layer="layout" svg:width="0.09cm" svg:height="0.282cm" svg:x="2.139cm" svg:y="17.57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7cm" svg:height="0.298cm" svg:x="2.255cm" svg:y="17.562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2.519cm" svg:y="17.6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2.688cm" svg:y="17.56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.921cm" svg:y="17.67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88cm" svg:height="0.298cm" svg:x="3.251cm" svg:y="17.572cm" svg:viewBox="0 0 289 299" svg:d="M233 192c0 60-41 94-82 94-20 0-69-11-69-92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9" draw:layer="layout" svg:width="0.262cm" svg:height="0.287cm" svg:x="3.568cm" svg:y="17.573cm" svg:viewBox="0 0 263 288" svg:d="M43 255c0 15 0 20-33 20h-10v13h245l18-109h-11c-11 65-20 96-94 96h-56c-20 0-20-2-20-17v-113h38c41 0 46 13 46 49h10v-112h-10c0 37-5 50-46 50h-38v-102c0-14 0-17 20-17h55c65 0 76 23 83 82h11l-12-95h-239v13h10c33 0 33 5 33 21z">
            <text:p/>
          </draw:path>
          <draw:path draw:style-name="gr9" draw:layer="layout" svg:width="0.213cm" svg:height="0.293cm" svg:x="3.995cm" svg:y="17.56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4.234cm" svg:y="17.67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8cm" svg:height="0.193cm" svg:x="4.44cm" svg:y="17.67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91cm" svg:height="0.193cm" svg:x="4.751cm" svg:y="17.67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13cm" svg:height="0.186cm" svg:x="4.958cm" svg:y="17.67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2cm" svg:height="0.191cm" svg:x="5.339cm" svg:y="17.67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5.537cm" svg:y="17.79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5.688cm" svg:y="17.7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5.897cm" svg:y="17.7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6.021cm" svg:y="17.71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289cm" svg:height="0.186cm" svg:x="6.347cm" svg:y="17.678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6.658cm" svg:y="17.57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6.769cm" svg:y="17.6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6.939cm" svg:y="17.56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7.318cm" svg:y="17.67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7cm" svg:height="0.186cm" svg:x="1.5cm" svg:y="18.184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191cm" svg:height="0.193cm" svg:x="1.709cm" svg:y="18.17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094cm" svg:height="0.293cm" svg:x="1.916cm" svg:y="18.073cm" svg:viewBox="0 0 95 294" svg:d="M61 0l-61 5v13c30 0 34 2 34 24v220c0 19-5 19-34 19v13c14 0 37-1 48-1 10 0 31 1 47 1v-13c-29 0-34 0-34-19z">
            <text:p/>
          </draw:path>
          <draw:path draw:style-name="gr9" draw:layer="layout" svg:width="0.09cm" svg:height="0.282cm" svg:x="2.033cm" svg:y="18.0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08cm" svg:height="0.298cm" svg:x="2.151cm" svg:y="18.073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9" draw:layer="layout" svg:width="0.161cm" svg:height="0.193cm" svg:x="2.525cm" svg:y="18.177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63cm" svg:height="0.193cm" svg:x="2.71cm" svg:y="18.1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42cm" svg:height="0.186cm" svg:x="2.898cm" svg:y="18.17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32cm" svg:height="0.264cm" svg:x="3.059cm" svg:y="18.107cm" svg:viewBox="0 0 133 265" svg:d="M66 91h60v-13h-60v-78h-11c-1 35-13 80-55 82v9h36v117c0 53 40 57 55 57 30 0 42-30 42-57v-24h-11v24c0 31-13 47-28 47-28 0-28-39-28-46z">
            <text:p/>
          </draw:path>
          <draw:path draw:style-name="gr9" draw:layer="layout" svg:width="0.09cm" svg:height="0.282cm" svg:x="3.23cm" svg:y="18.0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11cm" svg:height="0.298cm" svg:x="3.344cm" svg:y="18.069cm" svg:viewBox="0 0 212 299" svg:d="M128 130c20 0 23 4 23 22v115c0 19-5 19-33 19v13c14-1 37-1 46-1 11 0 33 0 48 1v-13c-28 0-33 0-33-19v-157l-53 5c-7 0-7 0-8 0 0 1-2 1-8 1h-50v-48c0-42 37-58 64-58 12 0 27 3 36 13-18 1-21 13-21 20 0 13 11 19 19 19 10 0 20-7 20-19 0-25-23-43-54-43-40 0-90 22-90 67v49h-34v14h34v137c0 19-5 19-34 19v13c14-1 37-1 48-1 10 0 31 0 47 1v-13c-29 0-34 0-34-19v-137z">
            <text:p/>
          </draw:path>
          <draw:path draw:style-name="gr9" draw:layer="layout" svg:width="0.161cm" svg:height="0.193cm" svg:x="3.581cm" svg:y="18.177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91cm" svg:height="0.193cm" svg:x="3.772cm" svg:y="18.17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3.974cm" svg:y="18.107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163cm" svg:height="0.193cm" svg:x="4.14cm" svg:y="18.1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193cm" svg:x="4.469cm" svg:y="18.17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42cm" svg:height="0.186cm" svg:x="4.68cm" svg:y="18.17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208cm" svg:height="0.269cm" svg:x="4.985cm" svg:y="18.17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142cm" svg:height="0.186cm" svg:x="5.22cm" svg:y="18.17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87cm" svg:height="0.193cm" svg:x="5.385cm" svg:y="18.17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07cm" svg:height="0.186cm" svg:x="5.58cm" svg:y="18.184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09cm" svg:height="0.282cm" svg:x="5.808cm" svg:y="18.0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8cm" svg:height="0.193cm" svg:x="5.926cm" svg:y="18.17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09cm" svg:height="0.282cm" svg:x="6.093cm" svg:y="18.0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87cm" svg:height="0.193cm" svg:x="6.208cm" svg:y="18.17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13cm" svg:height="0.186cm" svg:x="6.42cm" svg:y="18.17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6.653cm" svg:y="18.1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8cm" svg:height="0.298cm" svg:x="6.843cm" svg:y="18.073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9" draw:layer="layout" svg:width="0.208cm" svg:height="0.298cm" svg:x="7.215cm" svg:y="18.073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9" draw:layer="layout" svg:width="0.207cm" svg:height="0.269cm" svg:x="7.434cm" svg:y="18.184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9" draw:layer="layout" svg:width="0.288cm" svg:height="0.288cm" svg:x="7.803cm" svg:y="18.078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8.119cm" svg:y="18.078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</draw:g>
        <draw:custom-shape draw:style-name="gr12" draw:text-style-name="P1" draw:layer="layout" svg:width="5.334cm" svg:height="0.832cm" svg:x="14.886cm" svg:y="3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snid},d_{snid})$§svg§600§TRUE§</svg:desc>
          <draw:polygon draw:style-name="gr8" draw:layer="layout" svg:width="3.987cm" svg:height="0.421cm" svg:x="14.999cm" svg:y="3.73cm" svg:viewBox="0 0 3988 422" draw:points="1995,422 0,422 0,0 3988,0 3988,422">
            <text:p/>
          </draw:polygon>
          <draw:path draw:style-name="gr9" draw:layer="layout" svg:width="0.193cm" svg:height="0.278cm" svg:x="15.011cm" svg:y="3.855cm" svg:viewBox="0 0 194 279" svg:d="M83 119c-37 0-37-42-37-52 0-12 0-25 6-36 3-5 13-17 31-17 36 0 36 42 36 52 0 12 0 25-6 36-4 5-13 17-30 17zM34 135c0-1 0-12 7-20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9zM95 269c-43 0-73-22-73-44 0-19 16-36 34-37h26c37 0 84 0 84 37 0 23-30 44-71 44z">
            <text:p/>
          </draw:path>
          <draw:path draw:style-name="gr9" draw:layer="layout" svg:width="0.163cm" svg:height="0.193cm" svg:x="15.222cm" svg:y="3.8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213cm" svg:height="0.186cm" svg:x="15.411cm" svg:y="3.8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15.643cm" svg:y="3.8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142cm" svg:height="0.186cm" svg:x="15.831cm" svg:y="3.8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91cm" svg:height="0.193cm" svg:x="16.002cm" svg:y="3.85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9" draw:layer="layout" svg:width="0.132cm" svg:height="0.264cm" svg:x="16.203cm" svg:y="3.786cm" svg:viewBox="0 0 133 265" svg:d="M66 91h60v-13h-60v-78h-11c-1 35-13 80-55 82v9h36v116c0 53 40 58 55 58 30 0 42-30 42-58v-24h-11v24c0 32-12 47-28 47-28 0-28-38-28-45z">
            <text:p/>
          </draw:path>
          <draw:path draw:style-name="gr9" draw:layer="layout" svg:width="0.163cm" svg:height="0.193cm" svg:x="16.371cm" svg:y="3.8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099cm" svg:height="0.421cm" svg:x="16.73cm" svg:y="3.73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62cm" svg:height="0.191cm" svg:x="16.871cm" svg:y="3.859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7.069cm" svg:y="3.979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7.22cm" svg:y="3.97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7.429cm" svg:y="3.91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7.553cm" svg:y="3.90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9" draw:layer="layout" svg:width="0.049cm" svg:height="0.126cm" svg:x="17.768cm" svg:y="4.001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201cm" svg:height="0.298cm" svg:x="17.936cm" svg:y="3.754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118cm" svg:height="0.133cm" svg:x="18.159cm" svg:y="3.979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8.311cm" svg:y="3.97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8.52cm" svg:y="3.91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8.644cm" svg:y="3.90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9" draw:layer="layout" svg:width="0.099cm" svg:height="0.421cm" svg:x="18.847cm" svg:y="3.73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13" draw:layer="layout" svg:x1="17.472cm" svg:y1="4.98cm" svg:x2="25.4cm" svg:y2="4.98cm">
          <text:p/>
        </draw:line>
        <draw:custom-shape draw:style-name="gr12" draw:text-style-name="P1" draw:layer="layout" svg:width="7.62cm" svg:height="1.691cm" svg:x="19.304cm" svg:y="5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computes $\mathcal{X}_{snid,hnid}(e_{hnid})$\\
for $e_{snid}$ and updates the key-table\\
of HN with $snid,e_{snid}$ §svg§600§FALSE§</svg:desc>
          <draw:polygon draw:style-name="gr14" draw:layer="layout" svg:width="6.472cm" svg:height="1.41cm" svg:x="19.485cm" svg:y="5.243cm" svg:viewBox="0 0 6473 1411" draw:points="3237,1411 0,1411 0,0 6473,0 6473,1411">
            <text:p/>
          </draw:polygon>
          <draw:path draw:style-name="gr9" draw:layer="layout" svg:width="0.288cm" svg:height="0.288cm" svg:x="20.132cm" svg:y="5.272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0.447cm" svg:y="5.272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161cm" svg:height="0.193cm" svg:x="20.905cm" svg:y="5.37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87cm" svg:height="0.193cm" svg:x="21.091cm" svg:y="5.3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21.303cm" svg:y="5.373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1.652cm" svg:y="5.373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21.889cm" svg:y="5.373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132cm" svg:height="0.264cm" svg:x="22.118cm" svg:y="5.299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2.285cm" svg:y="5.3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2.474cm" svg:y="5.3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319cm" svg:height="0.288cm" svg:x="22.789cm" svg:y="5.272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23.09cm" svg:y="5.49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3.241cm" svg:y="5.4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45cm" svg:y="5.42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574cm" svg:y="5.41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3.764cm" svg:y="5.589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3.853cm" svg:y="5.41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4.043cm" svg:y="5.4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252cm" svg:y="5.42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375cm" svg:y="5.41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4.595cm" svg:y="5.243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4.736cm" svg:y="5.37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61cm" svg:height="0.208cm" svg:x="24.936cm" svg:y="5.41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5.125cm" svg:y="5.4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334cm" svg:y="5.42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456cm" svg:y="5.41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659cm" svg:y="5.243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9" draw:layer="layout" svg:width="0.137cm" svg:height="0.298cm" svg:x="19.499cm" svg:y="5.769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87cm" svg:height="0.193cm" svg:x="19.625cm" svg:y="5.87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42cm" svg:height="0.186cm" svg:x="19.837cm" svg:y="5.87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62cm" svg:height="0.191cm" svg:x="20.15cm" svg:y="5.87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0.348cm" svg:y="5.999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0.5cm" svg:y="5.99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709cm" svg:y="5.93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0.831cm" svg:y="5.92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191cm" svg:height="0.193cm" svg:x="21.169cm" svg:y="5.87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13cm" svg:height="0.186cm" svg:x="21.375cm" svg:y="5.87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208cm" svg:height="0.298cm" svg:x="21.61cm" svg:y="5.77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213cm" svg:height="0.191cm" svg:x="21.985cm" svg:y="5.87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69cm" svg:x="22.217cm" svg:y="5.87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08cm" svg:height="0.298cm" svg:x="22.466cm" svg:y="5.77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91cm" svg:height="0.193cm" svg:x="22.703cm" svg:y="5.87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2.905cm" svg:y="5.80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3.073cm" svg:y="5.8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3.263cm" svg:y="5.87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23.563cm" svg:y="5.80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3.733cm" svg:y="5.77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3.966cm" svg:y="5.8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4cm" svg:height="0.293cm" svg:x="24.294cm" svg:y="5.77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4.505cm" svg:y="5.8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4.688cm" svg:y="5.884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9" draw:layer="layout" svg:width="0.112cm" svg:height="0.024cm" svg:x="24.907cm" svg:y="5.962cm" svg:viewBox="0 0 113 25" draw:points="113,25 113,0 0,0 0,25">
            <text:p/>
          </draw:polygon>
          <draw:path draw:style-name="gr9" draw:layer="layout" svg:width="0.132cm" svg:height="0.264cm" svg:x="25.051cm" svg:y="5.80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5.225cm" svg:y="5.87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5.43cm" svg:y="5.77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25.666cm" svg:y="5.772cm" svg:viewBox="0 0 95 294" svg:d="M61 0l-61 5v13c30 0 34 2 34 24v220c0 19-5 19-34 19v13c14 0 37-1 48-1 10 0 31 1 47 1v-13c-29 0-34 0-34-19z">
            <text:p/>
          </draw:path>
          <draw:path draw:style-name="gr9" draw:layer="layout" svg:width="0.163cm" svg:height="0.193cm" svg:x="25.782cm" svg:y="5.8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193cm" svg:x="19.497cm" svg:y="6.383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7cm" svg:height="0.298cm" svg:x="19.709cm" svg:y="6.274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288cm" svg:height="0.288cm" svg:x="19.979cm" svg:y="6.283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0.295cm" svg:y="6.28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289cm" svg:height="0.186cm" svg:x="20.746cm" svg:y="6.39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21.057cm" svg:y="6.28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1.169cm" svg:y="6.312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1.338cm" svg:y="6.27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55cm" svg:height="0.191cm" svg:x="21.721cm" svg:y="6.385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228cm" svg:height="0.191cm" svg:x="21.909cm" svg:y="6.38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22.162cm" svg:y="6.293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201cm" svg:height="0.298cm" svg:x="22.312cm" svg:y="6.27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9" draw:layer="layout" svg:width="0.049cm" svg:height="0.126cm" svg:x="22.551cm" svg:y="6.52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22.722cm" svg:y="6.38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2.92cm" svg:y="6.5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3.072cm" svg:y="6.5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281cm" svg:y="6.43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404cm" svg:y="6.4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snid,e_{snid}$§svg§600§TRUE§</svg:desc>
          <draw:polygon draw:style-name="gr8" draw:layer="layout" svg:width="1.863cm" svg:height="0.375cm" svg:x="20.403cm" svg:y="4.53cm" svg:viewBox="0 0 1864 376" draw:points="931,376 0,376 0,0 1864,0 1864,376">
            <text:p/>
          </draw:polygon>
          <draw:path draw:style-name="gr9" draw:layer="layout" svg:width="0.155cm" svg:height="0.191cm" svg:x="20.425cm" svg:y="4.637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9" draw:layer="layout" svg:width="0.228cm" svg:height="0.191cm" svg:x="20.613cm" svg:y="4.637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20.866cm" svg:y="4.54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21.016cm" svg:y="4.53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9" draw:layer="layout" svg:width="0.049cm" svg:height="0.126cm" svg:x="21.255cm" svg:y="4.779cm" svg:viewBox="0 0 50 127" svg:d="M50 44c0-27-10-44-27-44-15 0-23 11-23 23 0 11 8 23 23 23 5 0 11-3 15-6 2-2 2-2 2-2 1 0 1 0 1 6 0 33-15 58-29 73-5 3-5 4-5 6 0 3 3 4 4 4 5 0 39-32 39-83z">
            <text:p/>
          </draw:path>
          <draw:path draw:style-name="gr9" draw:layer="layout" svg:width="0.162cm" svg:height="0.191cm" svg:x="21.426cm" svg:y="4.637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9" draw:layer="layout" svg:width="0.118cm" svg:height="0.134cm" svg:x="21.624cm" svg:y="4.756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9" draw:layer="layout" svg:width="0.18cm" svg:height="0.134cm" svg:x="21.776cm" svg:y="4.756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2cm" svg:x="21.985cm" svg:y="4.691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9" draw:layer="layout" svg:width="0.151cm" svg:height="0.208cm" svg:x="22.107cm" svg:y="4.681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custom-shape draw:style-name="gr11" draw:text-style-name="P1" draw:layer="layout" svg:width="5.588cm" svg:height="1.282cm" svg:x="1.048cm" svg:y="9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if the UE does not have a \\
public key of the SCN
§svg§600§TRUE§</svg:desc>
          <draw:polygon draw:style-name="gr8" draw:layer="layout" svg:width="5.374cm" svg:height="0.881cm" svg:x="1.089cm" svg:y="9.366cm" svg:viewBox="0 0 5375 882" draw:points="2688,882 0,882 0,0 5375,0 5375,882">
            <text:p/>
          </draw:polygon>
          <draw:path draw:style-name="gr9" draw:layer="layout" svg:width="0.09cm" svg:height="0.282cm" svg:x="1.736cm" svg:y="9.37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7cm" svg:height="0.298cm" svg:x="1.852cm" svg:y="9.361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2.116cm" svg:y="9.399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2.285cm" svg:y="9.36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.518cm" svg:y="9.4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88cm" svg:height="0.298cm" svg:x="2.848cm" svg:y="9.371cm" svg:viewBox="0 0 289 299" svg:d="M233 192c0 60-41 94-82 94-20 0-69-11-69-92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9" draw:layer="layout" svg:width="0.262cm" svg:height="0.287cm" svg:x="3.165cm" svg:y="9.372cm" svg:viewBox="0 0 263 288" svg:d="M43 255c0 15 0 20-33 20h-10v13h245l18-109h-11c-11 65-20 96-94 96h-56c-20 0-20-2-20-17v-113h38c41 0 46 13 46 49h10v-112h-10c0 37-5 50-46 50h-38v-102c0-14 0-17 20-17h55c65 0 76 23 83 82h11l-12-95h-239v13h10c33 0 33 5 33 21z">
            <text:p/>
          </draw:path>
          <draw:path draw:style-name="gr9" draw:layer="layout" svg:width="0.208cm" svg:height="0.298cm" svg:x="3.593cm" svg:y="9.36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9" draw:layer="layout" svg:width="0.187cm" svg:height="0.193cm" svg:x="3.825cm" svg:y="9.4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63cm" svg:height="0.193cm" svg:x="4.047cm" svg:y="9.4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4.237cm" svg:y="9.4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13cm" svg:height="0.186cm" svg:x="4.544cm" svg:y="9.47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87cm" svg:height="0.193cm" svg:x="4.776cm" svg:y="9.4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2cm" svg:height="0.264cm" svg:x="4.983cm" svg:y="9.399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5.293cm" svg:y="9.36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5.532cm" svg:y="9.4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7cm" svg:height="0.186cm" svg:x="5.721cm" svg:y="9.477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163cm" svg:height="0.193cm" svg:x="5.936cm" svg:y="9.4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91cm" svg:height="0.193cm" svg:x="6.27cm" svg:y="9.4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69cm" svg:x="1.101cm" svg:y="9.97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1.337cm" svg:y="9.978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98cm" svg:x="1.569cm" svg:y="9.87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9" draw:layer="layout" svg:width="0.094cm" svg:height="0.293cm" svg:x="1.805cm" svg:y="9.872cm" svg:viewBox="0 0 95 294" svg:d="M61 0l-61 5v13c30 0 34 2 34 24v220c0 19-5 19-34 19v13c14 0 37-1 48-1 10 0 31 1 47 1v-13c-29 0-34 0-34-19z">
            <text:p/>
          </draw:path>
          <draw:path draw:style-name="gr9" draw:layer="layout" svg:width="0.09cm" svg:height="0.282cm" svg:x="1.923cm" svg:y="9.88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61cm" svg:height="0.193cm" svg:x="2.041cm" svg:y="9.97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204cm" svg:height="0.293cm" svg:x="2.366cm" svg:y="9.87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.577cm" svg:y="9.97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.761cm" svg:y="9.983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9" draw:layer="layout" svg:width="0.187cm" svg:height="0.193cm" svg:x="3.128cm" svg:y="9.97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7cm" svg:height="0.298cm" svg:x="3.34cm" svg:y="9.868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3.604cm" svg:y="9.906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3.773cm" svg:y="9.87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4.006cm" svg:y="9.97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308cm" svg:x="4.346cm" svg:y="9.868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9" draw:layer="layout" svg:width="0.257cm" svg:height="0.308cm" svg:x="4.58cm" svg:y="9.868cm" svg:viewBox="0 0 258 309" svg:d="M0 154c0 87 68 155 148 155 68 0 110-60 110-109 0-4 0-7-6-7-4 0-4 3-5 6-3 62-48 96-95 96-25 0-109-14-109-141 0-126 83-141 109-141 46 0 84 39 93 101 0 5 0 7 6 7 7 0 7-2 7-11v-100c0-8 0-10-5-10-1 0-3 0-6 5l-21 31c-16-14-38-36-78-36-80 0-148 67-148 154z">
            <text:p/>
          </draw:path>
          <draw:path draw:style-name="gr9" draw:layer="layout" svg:width="0.288cm" svg:height="0.288cm" svg:x="4.875cm" svg:y="9.877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</draw:g>
        <draw:line draw:style-name="gr15" draw:layer="layout" svg:x1="6.636cm" svg:y1="9.868cm" svg:x2="26.67cm" svg:y2="9.868cm">
          <text:p/>
        </draw:line>
        <draw:line draw:style-name="gr5" draw:layer="layout" svg:x1="1.872cm" svg:y1="11.04cm" svg:x2="9.837cm" svg:y2="11.04cm">
          <text:p/>
        </draw:line>
        <draw:g>
          <svg:title>TexMaths</svg:title>
          <svg:desc>12§latex§$hnid$§svg§600§TRUE§</svg:desc>
          <draw:polygon draw:style-name="gr8" draw:layer="layout" svg:width="0.861cm" svg:height="0.293cm" svg:x="5.035cm" svg:y="10.526cm" svg:viewBox="0 0 862 294" draw:points="431,294 0,294 0,0 862,0 862,294">
            <text:p/>
          </draw:polygon>
          <draw:path draw:style-name="gr9" draw:layer="layout" svg:width="0.208cm" svg:height="0.298cm" svg:x="5.058cm" svg:y="10.526cm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
            <text:p/>
          </draw:path>
          <draw:path draw:style-name="gr9" draw:layer="layout" svg:width="0.228cm" svg:height="0.191cm" svg:x="5.291cm" svg:y="10.633cm" svg:viewBox="0 0 229 192" svg:d="M25 162c-1 7-3 17-3 19 0 8 6 11 12 11 4 0 13-3 15-12 0 0 6-20 9-31l8-39c4-8 6-18 7-27 3-7 6-21 6-22 6-13 29-51 70-51 19 0 23 15 23 30 0 25-22 80-28 98-4 10-5 15-5 19 0 21 16 35 35 35 40 0 55-61 55-65 0-5-3-5-4-5-4 0-4 2-6 9-9 29-23 52-44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5.544cm" svg:y="10.5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5.694cm" svg:y="10.526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5" draw:layer="layout" svg:x1="9.83cm" svg:y1="11.183cm" svg:x2="17.463cm" svg:y2="11.183cm">
          <text:p/>
        </draw:line>
        <draw:g>
          <svg:title>TexMaths</svg:title>
          <svg:desc>12§latex§$hnid$§svg§600§TRUE§</svg:desc>
          <draw:polygon draw:style-name="gr8" draw:layer="layout" svg:width="0.861cm" svg:height="0.293cm" svg:x="12.935cm" svg:y="10.727cm" svg:viewBox="0 0 862 294" draw:points="431,294 0,294 0,0 862,0 862,294">
            <text:p/>
          </draw:polygon>
          <draw:path draw:style-name="gr9" draw:layer="layout" svg:width="0.208cm" svg:height="0.298cm" svg:x="12.958cm" svg:y="10.727cm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
            <text:p/>
          </draw:path>
          <draw:path draw:style-name="gr9" draw:layer="layout" svg:width="0.228cm" svg:height="0.191cm" svg:x="13.191cm" svg:y="10.834cm" svg:viewBox="0 0 229 192" svg:d="M25 162c-1 7-3 17-3 19 0 8 6 11 12 11 4 0 13-3 15-12 0 0 6-20 9-31l8-39c4-8 6-18 7-27 3-7 6-21 6-22 6-13 29-51 70-51 19 0 23 15 23 30 0 25-22 80-28 98-4 10-5 15-5 19 0 21 16 35 35 35 40 0 55-61 55-65 0-5-3-5-4-5-4 0-4 2-6 9-9 29-23 52-44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13.444cm" svg:y="10.741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13.594cm" svg:y="10.727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13" draw:layer="layout" svg:x1="17.472cm" svg:y1="17.148cm" svg:x2="9.83cm" svg:y2="17.148cm">
          <text:p/>
        </draw:line>
        <draw:line draw:style-name="gr13" draw:layer="layout" svg:x1="9.83cm" svg:y1="17.202cm" svg:x2="1.872cm" svg:y2="17.202cm">
          <text:p/>
        </draw:line>
        <draw:line draw:style-name="gr5" draw:layer="layout" svg:x1="9.879cm" svg:y1="19.84cm" svg:x2="17.526cm" svg:y2="19.84cm">
          <text:p/>
        </draw:line>
        <draw:line draw:style-name="gr15" draw:layer="layout" svg:x1="8.636cm" svg:y1="18.034cm" svg:x2="26.416cm" svg:y2="17.972cm">
          <text:p/>
        </draw:line>
        <draw:custom-shape draw:style-name="gr12" draw:text-style-name="P1" draw:layer="layout" svg:width="6.096cm" svg:height="1.446cm" svg:x="20.828cm" svg:y="1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hnid},d_{hnid})$\\
compute $\mathcal{X}_{hnid,hnid}(e_{hnid})$§svg§600§TRUE§</svg:desc>
          <draw:polygon draw:style-name="gr8" draw:layer="layout" svg:width="4.781cm" svg:height="0.943cm" svg:x="21.102cm" svg:y="1.629cm" svg:viewBox="0 0 4782 944" draw:points="2390,944 0,944 0,0 4782,0 4782,944">
            <text:p/>
          </draw:polygon>
          <draw:path draw:style-name="gr9" draw:layer="layout" svg:width="0.193cm" svg:height="0.278cm" svg:x="21.746cm" svg:y="1.75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29 42 53 94 53 50 0 94-21 94-55 0-14-6-36-27-48-23-12-48-12-73-12-11 0-29 0-33 0-13-2-21-15-21-28zM95 269c-43 0-73-22-73-43 0-20 16-36 34-38h26c37 0 84 0 84 38 0 22-30 43-71 43z">
            <text:p/>
          </draw:path>
          <draw:path draw:style-name="gr9" draw:layer="layout" svg:width="0.163cm" svg:height="0.193cm" svg:x="21.958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13cm" svg:height="0.186cm" svg:x="22.146cm" svg:y="1.7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22.379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42cm" svg:height="0.186cm" svg:x="22.566cm" svg:y="1.7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91cm" svg:height="0.193cm" svg:x="22.738cm" svg:y="1.7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2.939cm" svg:y="1.685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3.106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099cm" svg:height="0.421cm" svg:x="23.465cm" svg:y="1.629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3.606cm" svg:y="1.75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61cm" svg:height="0.208cm" svg:x="23.806cm" svg:y="1.8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3.994cm" svg:y="1.8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203cm" svg:y="1.8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326cm" svg:y="1.8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49cm" svg:height="0.126cm" svg:x="24.541cm" svg:y="1.9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201cm" svg:height="0.298cm" svg:x="24.709cm" svg:y="1.65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9" draw:layer="layout" svg:width="0.161cm" svg:height="0.208cm" svg:x="24.935cm" svg:y="1.8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5.123cm" svg:y="1.8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332cm" svg:y="1.8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456cm" svg:y="1.8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658cm" svg:y="1.629cm" svg:viewBox="0 0 100 422" svg:d="M100 211c0-32-5-84-29-132-25-51-63-79-66-79-4 0-5 1-5 5 0 1 0 1 8 9 42 42 66 110 66 197 0 73-15 148-68 200-6 5-6 6-6 8s1 3 5 3c3 0 42-29 67-81 22-47 28-94 28-130z">
            <text:p/>
          </draw:path>
          <draw:path draw:style-name="gr9" draw:layer="layout" svg:width="0.161cm" svg:height="0.193cm" svg:x="21.116cm" svg:y="2.26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87cm" svg:height="0.193cm" svg:x="21.301cm" svg:y="2.26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21.514cm" svg:y="2.26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1.864cm" svg:y="2.265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22.099cm" svg:y="2.26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132cm" svg:height="0.264cm" svg:x="22.328cm" svg:y="2.192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2.496cm" svg:y="2.2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319cm" svg:height="0.288cm" svg:x="22.834cm" svg:y="2.163cm" svg:viewBox="0 0 320 289" svg:d="M181 56c-2-32-7-56-37-56-40 0-67 29-67 41 0 2 2 2 5 2 4 0 22-5 30-19l1-1c24 0 29 13 33 57l6 63c-15 8-73 42-103 63-48 34-49 47-49 59 0 14 7 24 20 24 14 0 33-14 33-20 0-3-1-3-4-3-3-1-13-2-13-19 0-11 0-17 44-47 27-16 51-30 74-44 0 1 6 65 7 72 3 33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61cm" svg:height="0.208cm" svg:x="23.136cm" svg:y="2.3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3.324cm" svg:y="2.3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533cm" svg:y="2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657cm" svg:y="2.3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3.848cm" svg:y="2.481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3.936cm" svg:y="2.3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4.126cm" svg:y="2.3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334cm" svg:y="2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457cm" svg:y="2.3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4.678cm" svg:y="2.135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4.82cm" svg:y="2.26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61cm" svg:height="0.208cm" svg:x="25.019cm" svg:y="2.3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5.208cm" svg:y="2.3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416cm" svg:y="2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54cm" svg:y="2.3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742cm" svg:y="2.135cm" svg:viewBox="0 0 100 422" svg:d="M100 211c0-32-5-84-29-132-25-51-63-79-66-79-4 0-5 1-5 5 0 1 0 1 8 9 42 42 66 110 66 197 0 73-15 148-68 200-6 5-6 6-6 8s1 3 5 3c3 0 42-29 67-81 22-47 28-94 28-130z">
            <text:p/>
          </draw:path>
        </draw:g>
        <draw:line draw:style-name="gr13" draw:layer="layout" svg:x1="25.407cm" svg:y1="3.034cm" svg:x2="1.778cm" svg:y2="3.002cm">
          <text:p/>
        </draw:line>
        <draw:custom-shape draw:style-name="gr16" draw:text-style-name="P2" draw:layer="layout" svg:width="12.7cm" svg:height="0.868cm" svg:x="7.881cm" svg:y="2.588cm">
          <text:p text:style-name="P1"><text:span text:style-name="T1">Integrity protected provisioning of HN’s self signed </text:span></text:p>
          <text:p text:style-name="P1"><text:span text:style-name="T1">certificate to UE</text:span></text:p>
          <draw:enhanced-geometry svg:viewBox="0 0 21600 21600" draw:type="rectangle" draw:enhanced-path="M 0 0 L 21600 0 21600 21600 0 21600 0 0 Z N"/>
        </draw:custom-shape>
        <draw:line draw:style-name="gr13" draw:layer="layout" svg:x1="25.4cm" svg:y1="7.42cm" svg:x2="17.526cm" svg:y2="7.42cm">
          <text:p/>
        </draw:line>
        <draw:g>
          <svg:title>TexMaths</svg:title>
          <svg:desc>12§latex§$\mathcal{X}_{snid,hnid}(e_{snid})$§svg§600§FALSE§</svg:desc>
          <draw:polygon draw:style-name="gr14" draw:layer="layout" svg:width="2.994cm" svg:height="0.437cm" svg:x="19.805cm" svg:y="6.952cm" svg:viewBox="0 0 2995 438" draw:points="1498,438 0,438 0,0 2995,0 2995,438">
            <text:p/>
          </draw:polygon>
          <draw:path draw:style-name="gr9" draw:layer="layout" svg:width="0.319cm" svg:height="0.288cm" svg:x="19.827cm" svg:y="6.981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20.127cm" svg:y="7.2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0.279cm" svg:y="7.2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488cm" svg:y="7.1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0.611cm" svg:y="7.1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0.801cm" svg:y="7.298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0.891cm" svg:y="7.1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1.079cm" svg:y="7.2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1.288cm" svg:y="7.1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1.412cm" svg:y="7.1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1.632cm" svg:y="6.952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1.774cm" svg:y="7.0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1.972cm" svg:y="7.2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2.123cm" svg:y="7.2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2.332cm" svg:y="7.1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2.456cm" svg:y="7.1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2.658cm" svg:y="6.952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custom-shape draw:style-name="gr17" draw:text-style-name="P1" draw:layer="layout" svg:width="10.256cm" svg:height="1.687cm" svg:x="13.874cm" svg:y="11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SN finds the latest $e_{snid}$, looks up its key-table for\\
$\mathcal{X}_{snid,hnid}(e_{snid})$. If the cert is not  found it obtains \\
it from HN in the similar way as mentioned above§svg§600§TRUE§</svg:desc>
          <draw:polygon draw:style-name="gr8" draw:layer="layout" svg:width="9.947cm" svg:height="1.387cm" svg:x="13.934cm" svg:y="11.603cm" svg:viewBox="0 0 9948 1388" draw:points="4974,1388 0,1388 0,0 9948,0 9948,1388">
            <text:p/>
          </draw:polygon>
          <draw:path draw:style-name="gr9" draw:layer="layout" svg:width="0.187cm" svg:height="0.307cm" svg:x="14.59cm" svg:y="11.59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9" draw:layer="layout" svg:width="0.288cm" svg:height="0.288cm" svg:x="14.815cm" svg:y="11.608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211cm" svg:height="0.298cm" svg:x="15.27cm" svg:y="11.598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9" draw:layer="layout" svg:width="0.213cm" svg:height="0.186cm" svg:x="15.506cm" svg:y="11.71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208cm" svg:height="0.298cm" svg:x="15.741cm" svg:y="11.60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38cm" svg:height="0.193cm" svg:x="15.975cm" svg:y="11.7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16.275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16.446cm" svg:y="11.60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16.678cm" svg:y="11.7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094cm" svg:height="0.293cm" svg:x="17.008cm" svg:y="11.603cm" svg:viewBox="0 0 95 294" svg:d="M61 0l-61 5v13c30 0 34 2 34 24v220c0 19-5 19-34 19v13c14 0 37-1 48-1 10 0 31 1 47 1v-13c-29 0-34 0-34-19z">
            <text:p/>
          </draw:path>
          <draw:path draw:style-name="gr9" draw:layer="layout" svg:width="0.191cm" svg:height="0.193cm" svg:x="17.128cm" svg:y="11.70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17.33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17.498cm" svg:y="11.7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17.688cm" svg:y="11.7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17.848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2cm" svg:height="0.191cm" svg:x="18.164cm" svg:y="11.7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18.362cm" svg:y="11.828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8.514cm" svg:y="11.82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8.722cm" svg:y="11.76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8.846cm" svg:y="11.75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49cm" svg:height="0.126cm" svg:x="19.06cm" svg:y="11.851cm" svg:viewBox="0 0 50 127" svg:d="M50 44c0-26-10-44-27-44-16 0-23 12-23 23s7 23 23 23c7 0 12-4 17-6v-2c1 0 1 0 1 6 0 28-12 54-31 74-3 2-3 3-3 4 0 4 3 5 4 5 6 0 39-33 39-83z">
            <text:p/>
          </draw:path>
          <draw:path draw:style-name="gr9" draw:layer="layout" svg:width="0.094cm" svg:height="0.293cm" svg:x="19.296cm" svg:y="11.603cm" svg:viewBox="0 0 95 294" svg:d="M61 0l-61 5v13c30 0 34 2 34 24v220c0 19-5 19-34 19v13c14 0 37-1 48-1 10 0 31 1 47 1v-13c-29 0-34 0-34-19z">
            <text:p/>
          </draw:path>
          <draw:path draw:style-name="gr9" draw:layer="layout" svg:width="0.187cm" svg:height="0.193cm" svg:x="19.411cm" svg:y="11.70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87cm" svg:height="0.193cm" svg:x="19.634cm" svg:y="11.70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04cm" svg:height="0.293cm" svg:x="19.845cm" svg:y="11.603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38cm" svg:height="0.193cm" svg:x="20.07cm" svg:y="11.7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13cm" svg:height="0.191cm" svg:x="20.376cm" svg:y="11.71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69cm" svg:x="20.608cm" svg:y="11.71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09cm" svg:height="0.282cm" svg:x="20.985cm" svg:y="11.61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1.097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8cm" svg:height="0.193cm" svg:x="21.267cm" svg:y="11.7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04cm" svg:height="0.293cm" svg:x="21.572cm" svg:y="11.603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1.782cm" svg:y="11.7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1.966cm" svg:y="11.714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9" draw:layer="layout" svg:width="0.112cm" svg:height="0.024cm" svg:x="22.185cm" svg:y="11.792cm" svg:viewBox="0 0 113 25" draw:points="113,25 113,0 0,0 0,25">
            <text:p/>
          </draw:polygon>
          <draw:path draw:style-name="gr9" draw:layer="layout" svg:width="0.132cm" svg:height="0.264cm" svg:x="22.329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2.503cm" svg:y="11.70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2.708cm" svg:y="11.603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22.945cm" svg:y="11.603cm" svg:viewBox="0 0 95 294" svg:d="M61 0l-61 5v13c30 0 34 2 34 24v220c0 19-5 19-34 19v13c14 0 37-1 48-1 10 0 31 1 47 1v-13c-29 0-34 0-34-19z">
            <text:p/>
          </draw:path>
          <draw:path draw:style-name="gr9" draw:layer="layout" svg:width="0.163cm" svg:height="0.193cm" svg:x="23.059cm" svg:y="11.7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7cm" svg:height="0.298cm" svg:x="23.39cm" svg:y="11.598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87cm" svg:height="0.193cm" svg:x="23.516cm" svg:y="11.70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42cm" svg:height="0.186cm" svg:x="23.727cm" svg:y="11.7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319cm" svg:height="0.288cm" svg:x="13.956cm" svg:y="12.114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14.256cm" svg:y="12.33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4.408cm" svg:y="12.33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4.617cm" svg:y="12.2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4.74cm" svg:y="12.2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14.93cm" svg:y="12.431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15.02cm" svg:y="12.26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15.208cm" svg:y="12.33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5.417cm" svg:y="12.2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5.541cm" svg:y="12.2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15.762cm" svg:y="12.085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15.903cm" svg:y="12.21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16.101cm" svg:y="12.33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6.252cm" svg:y="12.33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6.461cm" svg:y="12.2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6.585cm" svg:y="12.2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16.788cm" svg:y="12.085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9" draw:layer="layout" svg:width="0.045cm" svg:height="0.045cm" svg:x="16.964cm" svg:y="12.358cm" svg:viewBox="0 0 46 46" svg:d="M46 23c0-12-10-23-23-23-12 0-23 11-23 23 0 13 11 23 23 23 13 0 23-10 23-23z">
            <text:p/>
          </draw:path>
          <draw:path draw:style-name="gr9" draw:layer="layout" svg:width="0.129cm" svg:height="0.288cm" svg:x="17.244cm" svg:y="12.114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9" draw:layer="layout" svg:width="0.137cm" svg:height="0.298cm" svg:x="17.398cm" svg:y="12.104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32cm" svg:height="0.264cm" svg:x="17.662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17.832cm" svg:y="12.109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18.064cm" svg:y="12.2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61cm" svg:height="0.193cm" svg:x="18.394cm" svg:y="12.21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63cm" svg:height="0.193cm" svg:x="18.579cm" svg:y="12.2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42cm" svg:height="0.186cm" svg:x="18.766cm" svg:y="12.21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32cm" svg:height="0.264cm" svg:x="18.928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09cm" svg:height="0.282cm" svg:x="19.239cm" svg:y="12.1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8cm" svg:height="0.193cm" svg:x="19.356cm" svg:y="12.2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13cm" svg:height="0.186cm" svg:x="19.663cm" svg:y="12.21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87cm" svg:height="0.193cm" svg:x="19.896cm" svg:y="12.2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2cm" svg:height="0.264cm" svg:x="20.102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7cm" svg:height="0.298cm" svg:x="20.413cm" svg:y="12.104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87cm" svg:height="0.193cm" svg:x="20.54cm" svg:y="12.2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13cm" svg:height="0.191cm" svg:x="20.752cm" svg:y="12.21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13cm" svg:height="0.186cm" svg:x="20.986cm" svg:y="12.21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208cm" svg:height="0.298cm" svg:x="21.222cm" svg:y="12.10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09cm" svg:height="0.282cm" svg:x="21.596cm" svg:y="12.1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1.708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87cm" svg:height="0.193cm" svg:x="22.016cm" svg:y="12.2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08cm" svg:height="0.298cm" svg:x="22.226cm" svg:y="12.109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132cm" svg:height="0.264cm" svg:x="22.458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2.63cm" svg:y="12.21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09cm" svg:height="0.282cm" svg:x="22.838cm" svg:y="12.1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13cm" svg:height="0.186cm" svg:x="22.954cm" svg:y="12.21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38cm" svg:height="0.193cm" svg:x="23.19cm" svg:y="12.2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09cm" svg:height="0.282cm" svg:x="13.948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14.059cm" svg:y="12.648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7cm" svg:height="0.298cm" svg:x="14.37cm" svg:y="12.611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42cm" svg:height="0.186cm" svg:x="14.497cm" svg:y="12.72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87cm" svg:height="0.193cm" svg:x="14.661cm" svg:y="12.719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14.874cm" svg:y="12.72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88cm" svg:height="0.288cm" svg:x="15.367cm" svg:y="12.62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15.682cm" svg:y="12.62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09cm" svg:height="0.282cm" svg:x="16.14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13cm" svg:height="0.186cm" svg:x="16.256cm" svg:y="12.72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32cm" svg:height="0.264cm" svg:x="16.626cm" svg:y="12.648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16.796cm" svg:y="12.61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17.028cm" svg:y="12.71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17.359cm" svg:y="12.71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09cm" svg:height="0.282cm" svg:x="17.524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329cm" svg:height="0.186cm" svg:x="17.641cm" svg:y="12.72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09cm" svg:height="0.282cm" svg:x="17.994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094cm" svg:height="0.293cm" svg:x="18.11cm" svg:y="12.616cm" svg:viewBox="0 0 95 294" svg:d="M61 0l-61 5v13c30 0 34 2 34 24v220c0 19-5 19-34 19v13c14 0 37-1 48-1 10 0 31 1 47 1v-13c-29 0-34 0-34-19z">
            <text:p/>
          </draw:path>
          <draw:path draw:style-name="gr9" draw:layer="layout" svg:width="0.191cm" svg:height="0.193cm" svg:x="18.231cm" svg:y="12.71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42cm" svg:height="0.186cm" svg:x="18.436cm" svg:y="12.72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289cm" svg:height="0.186cm" svg:x="18.738cm" svg:y="12.726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191cm" svg:height="0.193cm" svg:x="19.041cm" svg:y="12.71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7cm" svg:height="0.269cm" svg:x="19.231cm" svg:y="12.726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9" draw:layer="layout" svg:width="0.191cm" svg:height="0.193cm" svg:x="19.603cm" svg:y="12.71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8cm" svg:height="0.193cm" svg:x="19.81cm" svg:y="12.71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329cm" svg:height="0.186cm" svg:x="20.116cm" svg:y="12.72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163cm" svg:height="0.193cm" svg:x="20.467cm" svg:y="12.71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13cm" svg:height="0.186cm" svg:x="20.655cm" svg:y="12.72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32cm" svg:height="0.264cm" svg:x="20.872cm" svg:y="12.648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09cm" svg:height="0.282cm" svg:x="21.043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87cm" svg:height="0.193cm" svg:x="21.158cm" svg:y="12.719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13cm" svg:height="0.186cm" svg:x="21.37cm" svg:y="12.72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21.603cm" svg:y="12.71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8cm" svg:height="0.298cm" svg:x="21.793cm" svg:y="12.61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91cm" svg:height="0.193cm" svg:x="22.171cm" svg:y="12.71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2.376cm" svg:y="12.616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187cm" svg:height="0.193cm" svg:x="22.622cm" svg:y="12.719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07cm" svg:height="0.186cm" svg:x="22.818cm" svg:y="12.726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163cm" svg:height="0.193cm" svg:x="23.032cm" svg:y="12.71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line draw:style-name="gr13" draw:layer="layout" svg:x1="17.466cm" svg:y1="13.765cm" svg:x2="25.394cm" svg:y2="13.765cm">
          <text:p/>
        </draw:line>
        <draw:custom-shape draw:style-name="gr12" draw:text-style-name="P1" draw:layer="layout" svg:width="7.62cm" svg:height="1.691cm" svg:x="19.298cm" svg:y="14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computes $\mathcal{X}_{snid,hnid}(e_{snid})$\\
for $e_{snid}$ and updates the key-table\\
of HN with $snid,e_{snid}$ §svg§600§FALSE§</svg:desc>
          <draw:polygon draw:style-name="gr14" draw:layer="layout" svg:width="6.472cm" svg:height="1.41cm" svg:x="19.48cm" svg:y="14.128cm" svg:viewBox="0 0 6473 1411" draw:points="3237,1411 0,1411 0,0 6473,0 6473,1411">
            <text:p/>
          </draw:polygon>
          <draw:path draw:style-name="gr9" draw:layer="layout" svg:width="0.288cm" svg:height="0.288cm" svg:x="20.127cm" svg:y="14.157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0.442cm" svg:y="14.15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161cm" svg:height="0.193cm" svg:x="20.9cm" svg:y="14.255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87cm" svg:height="0.193cm" svg:x="21.086cm" svg:y="14.255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21.298cm" svg:y="14.2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1.647cm" svg:y="14.25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21.884cm" svg:y="14.258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132cm" svg:height="0.264cm" svg:x="22.113cm" svg:y="14.184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2.28cm" svg:y="14.255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2.469cm" svg:y="14.255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319cm" svg:height="0.288cm" svg:x="22.784cm" svg:y="14.157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23.085cm" svg:y="14.378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3.236cm" svg:y="14.3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445cm" svg:y="14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569cm" svg:y="14.30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3.759cm" svg:y="14.474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3.848cm" svg:y="14.303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4.038cm" svg:y="14.3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247cm" svg:y="14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37cm" svg:y="14.30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4.59cm" svg:y="14.128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4.731cm" svg:y="14.258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4.929cm" svg:y="14.378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5.082cm" svg:y="14.3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291cm" svg:y="14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414cm" svg:y="14.30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616cm" svg:y="14.128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9" draw:layer="layout" svg:width="0.137cm" svg:height="0.298cm" svg:x="19.494cm" svg:y="14.654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87cm" svg:height="0.193cm" svg:x="19.62cm" svg:y="14.76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42cm" svg:height="0.186cm" svg:x="19.832cm" svg:y="14.76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62cm" svg:height="0.191cm" svg:x="20.145cm" svg:y="14.76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0.343cm" svg:y="14.88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0.495cm" svg:y="14.88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704cm" svg:y="14.81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0.826cm" svg:y="14.80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191cm" svg:height="0.193cm" svg:x="21.164cm" svg:y="14.76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13cm" svg:height="0.186cm" svg:x="21.37cm" svg:y="14.76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208cm" svg:height="0.298cm" svg:x="21.605cm" svg:y="14.657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213cm" svg:height="0.191cm" svg:x="21.98cm" svg:y="14.764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69cm" svg:x="22.212cm" svg:y="14.764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08cm" svg:height="0.298cm" svg:x="22.461cm" svg:y="14.657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91cm" svg:height="0.193cm" svg:x="22.698cm" svg:y="14.76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2.9cm" svg:y="14.691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3.068cm" svg:y="14.7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3.258cm" svg:y="14.76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23.558cm" svg:y="14.691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3.728cm" svg:y="14.65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3.961cm" svg:y="14.7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4cm" svg:height="0.293cm" svg:x="24.289cm" svg:y="14.657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4.5cm" svg:y="14.7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4.683cm" svg:y="14.769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9" draw:layer="layout" svg:width="0.112cm" svg:height="0.024cm" svg:x="24.902cm" svg:y="14.847cm" svg:viewBox="0 0 113 25" draw:points="113,25 113,0 0,0 0,25">
            <text:p/>
          </draw:polygon>
          <draw:path draw:style-name="gr9" draw:layer="layout" svg:width="0.132cm" svg:height="0.264cm" svg:x="25.046cm" svg:y="14.691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5.22cm" svg:y="14.76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5.425cm" svg:y="14.657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25.661cm" svg:y="14.657cm" svg:viewBox="0 0 95 294" svg:d="M61 0l-61 5v13c30 0 34 2 34 24v220c0 19-5 19-34 19v13c14 0 37-1 48-1 10 0 31 1 47 1v-13c-29 0-34 0-34-19z">
            <text:p/>
          </draw:path>
          <draw:path draw:style-name="gr9" draw:layer="layout" svg:width="0.163cm" svg:height="0.193cm" svg:x="25.777cm" svg:y="14.7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193cm" svg:x="19.492cm" svg:y="15.268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7cm" svg:height="0.298cm" svg:x="19.704cm" svg:y="15.159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288cm" svg:height="0.288cm" svg:x="19.974cm" svg:y="15.168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0.29cm" svg:y="15.168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289cm" svg:height="0.186cm" svg:x="20.741cm" svg:y="15.275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21.052cm" svg:y="15.17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1.164cm" svg:y="15.197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1.333cm" svg:y="15.16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55cm" svg:height="0.191cm" svg:x="21.716cm" svg:y="15.27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228cm" svg:height="0.191cm" svg:x="21.904cm" svg:y="15.27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22.157cm" svg:y="15.178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201cm" svg:height="0.298cm" svg:x="22.307cm" svg:y="15.16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9" draw:layer="layout" svg:width="0.049cm" svg:height="0.126cm" svg:x="22.546cm" svg:y="15.41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22.717cm" svg:y="15.2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2.915cm" svg:y="15.389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3.067cm" svg:y="15.38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276cm" svg:y="15.32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399cm" svg:y="15.31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snid,e_{snid}$§svg§600§TRUE§</svg:desc>
          <draw:polygon draw:style-name="gr8" draw:layer="layout" svg:width="1.863cm" svg:height="0.375cm" svg:x="20.397cm" svg:y="13.315cm" svg:viewBox="0 0 1864 376" draw:points="931,376 0,376 0,0 1864,0 1864,376">
            <text:p/>
          </draw:polygon>
          <draw:path draw:style-name="gr9" draw:layer="layout" svg:width="0.155cm" svg:height="0.191cm" svg:x="20.419cm" svg:y="13.422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9" draw:layer="layout" svg:width="0.228cm" svg:height="0.191cm" svg:x="20.607cm" svg:y="13.422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20.86cm" svg:y="13.329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21.01cm" svg:y="13.315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9" draw:layer="layout" svg:width="0.049cm" svg:height="0.126cm" svg:x="21.249cm" svg:y="13.564cm" svg:viewBox="0 0 50 127" svg:d="M50 44c0-27-10-44-27-44-15 0-23 11-23 23 0 11 8 23 23 23 5 0 11-3 15-6 2-2 2-2 2-2 1 0 1 0 1 6 0 33-15 58-29 73-5 3-5 4-5 6 0 3 3 4 4 4 5 0 39-32 39-83z">
            <text:p/>
          </draw:path>
          <draw:path draw:style-name="gr9" draw:layer="layout" svg:width="0.162cm" svg:height="0.191cm" svg:x="21.42cm" svg:y="13.422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9" draw:layer="layout" svg:width="0.118cm" svg:height="0.134cm" svg:x="21.618cm" svg:y="13.541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9" draw:layer="layout" svg:width="0.18cm" svg:height="0.134cm" svg:x="21.77cm" svg:y="13.541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2cm" svg:x="21.979cm" svg:y="13.47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9" draw:layer="layout" svg:width="0.151cm" svg:height="0.208cm" svg:x="22.101cm" svg:y="13.466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13" draw:layer="layout" svg:x1="25.394cm" svg:y1="16.405cm" svg:x2="17.52cm" svg:y2="16.405cm">
          <text:p/>
        </draw:line>
        <draw:g>
          <svg:title>TexMaths</svg:title>
          <svg:desc>12§latex§$\mathcal{X}_{snid,hnid}(e_{snid})$§svg§600§FALSE§</svg:desc>
          <draw:polygon draw:style-name="gr14" draw:layer="layout" svg:width="2.994cm" svg:height="0.437cm" svg:x="19.699cm" svg:y="15.837cm" svg:viewBox="0 0 2995 438" draw:points="1498,438 0,438 0,0 2995,0 2995,438">
            <text:p/>
          </draw:polygon>
          <draw:path draw:style-name="gr9" draw:layer="layout" svg:width="0.319cm" svg:height="0.288cm" svg:x="19.721cm" svg:y="15.866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20.021cm" svg:y="16.08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0.173cm" svg:y="16.0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382cm" svg:y="16.0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0.505cm" svg:y="16.0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0.695cm" svg:y="16.183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0.785cm" svg:y="16.01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0.973cm" svg:y="16.0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1.182cm" svg:y="16.0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1.306cm" svg:y="16.0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1.526cm" svg:y="15.837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1.668cm" svg:y="15.96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1.866cm" svg:y="16.08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2.017cm" svg:y="16.0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2.226cm" svg:y="16.0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2.35cm" svg:y="16.0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2.552cm" svg:y="15.837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custom-shape draw:style-name="gr18" draw:text-style-name="P1" draw:layer="layout" svg:width="9.816cm" svg:height="3.756cm" svg:x="17.262cm" svg:y="13.2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\mathcal{X}_{snid,hnid}(e_{snid})$§svg§600§FALSE§</svg:desc>
          <draw:polygon draw:style-name="gr14" draw:layer="layout" svg:width="2.994cm" svg:height="0.437cm" svg:x="12.206cm" svg:y="16.552cm" svg:viewBox="0 0 2995 438" draw:points="1498,438 0,438 0,0 2995,0 2995,438">
            <text:p/>
          </draw:polygon>
          <draw:path draw:style-name="gr9" draw:layer="layout" svg:width="0.319cm" svg:height="0.288cm" svg:x="12.228cm" svg:y="16.581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12.528cm" svg:y="16.8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2.68cm" svg:y="16.8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2.889cm" svg:y="16.7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3.012cm" svg:y="16.7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13.202cm" svg:y="16.898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13.292cm" svg:y="16.7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13.48cm" svg:y="16.8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3.689cm" svg:y="16.7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3.813cm" svg:y="16.7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14.033cm" svg:y="16.552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14.175cm" svg:y="16.6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14.373cm" svg:y="16.8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4.524cm" svg:y="16.8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4.733cm" svg:y="16.7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4.857cm" svg:y="16.7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15.059cm" svg:y="16.552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\mathcal{X}_{snid,hnid}(e_{snid})$§svg§600§FALSE§</svg:desc>
          <draw:polygon draw:style-name="gr14" draw:layer="layout" svg:width="2.994cm" svg:height="0.437cm" svg:x="4.207cm" svg:y="16.552cm" svg:viewBox="0 0 2995 438" draw:points="1498,438 0,438 0,0 2995,0 2995,438">
            <text:p/>
          </draw:polygon>
          <draw:path draw:style-name="gr9" draw:layer="layout" svg:width="0.319cm" svg:height="0.288cm" svg:x="4.229cm" svg:y="16.581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4.529cm" svg:y="16.8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4.681cm" svg:y="16.8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4.89cm" svg:y="16.7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5.013cm" svg:y="16.7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5.203cm" svg:y="16.898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5.293cm" svg:y="16.7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5.481cm" svg:y="16.8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5.69cm" svg:y="16.7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5.814cm" svg:y="16.7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6.034cm" svg:y="16.552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6.176cm" svg:y="16.6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6.374cm" svg:y="16.8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6.525cm" svg:y="16.8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6.734cm" svg:y="16.7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6.858cm" svg:y="16.7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7.06cm" svg:y="16.552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E(IMSI||salt,e_{snid}),e_{snid}$§svg§600§TRUE§</svg:desc>
          <draw:polygon draw:style-name="gr8" draw:layer="layout" svg:width="4.894cm" svg:height="0.421cm" svg:x="11.078cm" svg:y="19.281cm" svg:viewBox="0 0 4895 422" draw:points="2448,422 0,422 0,0 4895,0 4895,422">
            <text:p/>
          </draw:polygon>
          <draw:path draw:style-name="gr9" draw:layer="layout" svg:width="0.306cm" svg:height="0.287cm" svg:x="11.094cm" svg:y="19.311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9" draw:layer="layout" svg:width="0.099cm" svg:height="0.421cm" svg:x="11.455cm" svg:y="19.281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96cm" svg:height="0.288cm" svg:x="11.592cm" svg:y="19.3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423cm" svg:height="0.288cm" svg:x="11.814cm" svg:y="19.3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5cm" svg:height="0.307cm" svg:x="12.273cm" svg:y="19.3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9" draw:layer="layout" svg:width="0.196cm" svg:height="0.288cm" svg:x="12.548cm" svg:y="19.3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017cm" svg:height="0.421cm" svg:x="12.802cm" svg:y="19.281cm" svg:viewBox="0 0 18 422" svg:d="M18 16c0-9 0-16-8-16-10 0-10 7-10 16v392c0 7 0 14 10 14 8 0 8-7 8-14z">
            <text:p/>
          </draw:path>
          <draw:path draw:style-name="gr9" draw:layer="layout" svg:width="0.017cm" svg:height="0.421cm" svg:x="12.92cm" svg:y="19.281cm" svg:viewBox="0 0 18 422" svg:d="M18 16c0-9 0-16-8-16-10 0-10 7-10 16v392c0 7 0 14 10 14 8 0 8-7 8-14z">
            <text:p/>
          </draw:path>
          <draw:path draw:style-name="gr9" draw:layer="layout" svg:width="0.155cm" svg:height="0.191cm" svg:x="13.009cm" svg:y="19.4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93cm" svg:height="0.191cm" svg:x="13.202cm" svg:y="19.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09cm" svg:height="0.298cm" svg:x="13.426cm" svg:y="19.305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9" draw:layer="layout" svg:width="0.13cm" svg:height="0.269cm" svg:x="13.551cm" svg:y="19.334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049cm" svg:height="0.126cm" svg:x="13.73cm" svg:y="19.5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13.901cm" svg:y="19.4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4.099cm" svg:y="19.5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4.251cm" svg:y="19.5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4.46cm" svg:y="19.4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4.583cm" svg:y="19.4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99cm" svg:height="0.421cm" svg:x="14.786cm" svg:y="19.281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049cm" svg:height="0.126cm" svg:x="14.963cm" svg:y="19.5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15.133cm" svg:y="19.4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5.331cm" svg:y="19.5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5.482cm" svg:y="19.5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5.691cm" svg:y="19.4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5.815cm" svg:y="19.4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</draw:g>
        <draw:line draw:style-name="gr13" draw:layer="layout" svg:x1="25.415cm" svg:y1="7.834cm" svg:x2="6.55cm" svg:y2="7.834cm">
          <text:p/>
        </draw:line>
        <draw:custom-shape draw:style-name="gr16" draw:text-style-name="P2" draw:layer="layout" svg:width="8.89cm" svg:height="1.144cm" svg:x="7.874cm" svg:y="7.112cm">
          <text:p text:style-name="P1"><text:span text:style-name="T1">Integrity protected provisioning of SN's </text:span></text:p>
          <text:p text:style-name="P1"><text:span text:style-name="T1">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5.5cm" svg:height="1.691cm" svg:x="1.05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UE updates its key-table\\
with $snid,e_{snid}$ §svg§600§FALSE§</svg:desc>
          <draw:polygon draw:style-name="gr14" draw:layer="layout" svg:width="5.224cm" svg:height="0.881cm" svg:x="1.171cm" svg:y="7.112cm" svg:viewBox="0 0 5225 882" draw:points="2613,882 0,882 0,0 5225,0 5225,882">
            <text:p/>
          </draw:polygon>
          <draw:path draw:style-name="gr9" draw:layer="layout" svg:width="0.288cm" svg:height="0.298cm" svg:x="1.818cm" svg:y="7.117cm" svg:viewBox="0 0 289 299" svg:d="M233 192c0 60-41 94-82 94-20 0-69-11-69-92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9" draw:layer="layout" svg:width="0.262cm" svg:height="0.287cm" svg:x="2.133cm" svg:y="7.118cm" svg:viewBox="0 0 263 288" svg:d="M43 254c0 16 0 21-33 21h-10v13h245l18-109h-11c-11 65-20 96-94 96h-56c-20 0-20-3-20-17v-113h38c41 0 46 13 46 49h10v-112h-10c0 37-5 50-46 50h-38v-102c0-14 0-17 20-17h55c65 0 76 23 83 82h11l-12-95h-239v13h10c33 0 33 5 33 21z">
            <text:p/>
          </draw:path>
          <draw:path draw:style-name="gr9" draw:layer="layout" svg:width="0.213cm" svg:height="0.191cm" svg:x="2.561cm" svg:y="7.21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69cm" svg:x="2.793cm" svg:y="7.21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08cm" svg:height="0.298cm" svg:x="3.042cm" svg:y="7.11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91cm" svg:height="0.193cm" svg:x="3.279cm" svg:y="7.2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3.481cm" svg:y="7.14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3.649cm" svg:y="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3.839cm" svg:y="7.216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09cm" svg:height="0.282cm" svg:x="4.146cm" svg:y="7.1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4.256cm" svg:y="7.14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8cm" svg:height="0.193cm" svg:x="4.427cm" svg:y="7.216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04cm" svg:height="0.293cm" svg:x="4.732cm" svg:y="7.11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4.943cm" svg:y="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5.126cm" svg:y="7.224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9" draw:layer="layout" svg:width="0.112cm" svg:height="0.024cm" svg:x="5.345cm" svg:y="7.302cm" svg:viewBox="0 0 113 25" draw:points="113,25 113,0 0,0 0,25">
            <text:p/>
          </draw:polygon>
          <draw:path draw:style-name="gr9" draw:layer="layout" svg:width="0.132cm" svg:height="0.264cm" svg:x="5.489cm" svg:y="7.14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5.663cm" svg:y="7.2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5.868cm" svg:y="7.11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6.104cm" svg:y="7.112cm" svg:viewBox="0 0 95 294" svg:d="M61 0l-61 5v13c30 0 34 2 34 24v220c0 19-5 19-34 19v13c14 0 37-1 48-1 10 0 31 1 47 1v-13c-29 0-34 0-34-19z">
            <text:p/>
          </draw:path>
          <draw:path draw:style-name="gr9" draw:layer="layout" svg:width="0.163cm" svg:height="0.193cm" svg:x="6.22cm" svg:y="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89cm" svg:height="0.186cm" svg:x="1.178cm" svg:y="7.729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1.489cm" svg:y="7.6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1.601cm" svg:y="7.652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1.77cm" svg:y="7.6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55cm" svg:height="0.191cm" svg:x="2.154cm" svg:y="7.724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228cm" svg:height="0.191cm" svg:x="2.341cm" svg:y="7.72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2.594cm" svg:y="7.633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201cm" svg:height="0.298cm" svg:x="2.744cm" svg:y="7.61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4 35 34 38 0 2-1 4-3 7z">
            <text:p/>
          </draw:path>
          <draw:path draw:style-name="gr9" draw:layer="layout" svg:width="0.049cm" svg:height="0.126cm" svg:x="2.984cm" svg:y="7.86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3.155cm" svg:y="7.72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3.353cm" svg:y="7.84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3.504cm" svg:y="7.84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3.713cm" svg:y="7.77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3.836cm" svg:y="7.7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custom-shape draw:style-name="gr18" draw:text-style-name="P1" draw:layer="layout" svg:width="9.816cm" svg:height="3.126cm" svg:x="17.262cm" svg:y="4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02T17:05:45.570711313</dc:date>
    <meta:editing-duration>PT14H24M37S</meta:editing-duration>
    <meta:editing-cycles>45</meta:editing-cycles>
    <meta:generator>LibreOffice/4.2.8.2$Linux_X86_64 LibreOffice_project/420m0$Build-2</meta:generator>
    <dc:creator>Khan A</dc:creator>
    <meta:printed-by>Khan A</meta:printed-by>
    <meta:print-date>2017-01-31T15:30:33.652285154</meta:print-date>
    <meta:document-statistic meta:object-count="717"/>
  </office:meta>
</office:document-meta>
</file>